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adornments="Regular" style:font-family-generic="modern" style:font-pitch="fixed"/>
    <style:font-face style:name="Consolas1" svg:font-family="Consolas" style:font-adornments="Regular" style:font-family-generic="modern" style:font-pitch="variable"/>
    <style:font-face style:name="Consolas2" svg:font-family="Consolas" style:font-family-generic="modern" style:font-pitch="fixed"/>
    <style:font-face style:name="Consolas3" svg:font-family="Consolas" style:font-adornments="Light" style:font-family-generic="modern" style:font-pitch="fixed"/>
    <style:font-face style:name="Consolas4" svg:font-family="Consolas" style:font-adornments="Light" style:font-family-generic="moder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Light2" svg:font-family="'Ubuntu Light'" style:font-adornments="Light" style:font-family-generic="modern" style:font-pitch="variable"/>
    <style:font-face style:name="Ubuntu Medium" svg:font-family="'Ubuntu Medium'" style:font-adornments="Regular" style:font-family-generic="modern" style:font-pitch="variable"/>
    <style:font-face style:name="Ubuntu Medium1" svg:font-family="'Ubuntu Medium'" style:font-pitch="variable"/>
    <style:font-face style:name="Ubuntu Medium2" svg:font-family="'Ubuntu Medium'" style:font-adornments="Regular" style:font-pitch="variable"/>
    <style:font-face style:name="Ubuntu1" svg:font-family="Ubuntu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Jugo-title">
      <style:graphic-properties fo:min-height="1.8cm"/>
      <style:paragraph-properties style:writing-mode="lr-tb"/>
    </style:style>
    <style:style style:name="pr2" style:family="presentation" style:parent-style-name="Jugo-subtitle">
      <style:graphic-properties draw:fill-color="#ffffff" fo:min-height="1.4cm"/>
      <style:paragraph-properties style:writing-mode="lr-tb"/>
    </style:style>
    <style:style style:name="pr3" style:family="presentation" style:parent-style-name="Jug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Jugo1-title">
      <style:graphic-properties draw:auto-grow-height="true" fo:min-height="2.143cm"/>
      <style:paragraph-properties style:writing-mode="lr-tb"/>
    </style:style>
    <style:style style:name="pr5" style:family="presentation" style:parent-style-name="Jugo1-outline1">
      <style:graphic-properties fo:min-height="11.929cm"/>
      <style:paragraph-properties style:writing-mode="lr-tb"/>
    </style:style>
    <style:style style:name="pr6" style:family="presentation" style:parent-style-name="Jugo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Jugo1-outline1">
      <style:graphic-properties draw:fit-to-size="false" style:shrink-to-fit="true" fo:min-height="11.929cm"/>
      <style:paragraph-properties style:writing-mode="lr-tb"/>
    </style:style>
    <style:style style:name="P1" style:family="paragraph">
      <style:paragraph-properties style:writing-mode="lr-tb"/>
      <style:text-properties style:font-name="Consolas2"/>
    </style:style>
    <style:style style:name="P2" style:family="paragraph">
      <style:paragraph-properties fo:margin-top="0cm" fo:margin-bottom="0.1cm"/>
    </style:style>
    <style:style style:name="P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437cm" fo:text-indent="0cm"/>
    </style:style>
    <style:style style:name="P7" style:family="paragraph">
      <style:paragraph-properties fo:text-align="start"/>
    </style:style>
    <style:style style:name="P8" style:family="paragraph">
      <style:paragraph-properties fo:margin-top="0cm" fo:margin-bottom="0.4cm"/>
    </style:style>
    <style:style style:name="P9" style:family="paragraph">
      <style:paragraph-properties fo:margin-top="0cm" fo:margin-bottom="0.2cm"/>
    </style:style>
    <style:style style:name="P10" style:family="paragraph">
      <style:paragraph-properties style:writing-mode="lr-tb"/>
      <style:text-properties fo:font-size="15pt" style:font-size-asian="15pt" style:font-size-complex="15pt"/>
    </style:style>
    <style:style style:name="P11" style:family="paragraph">
      <style:paragraph-properties fo:margin-top="0cm" fo:margin-bottom="0.3cm"/>
    </style:style>
    <style:style style:name="P12" style:family="paragraph">
      <style:paragraph-properties fo:margin-left="0cm" fo:margin-right="0cm" fo:margin-top="0cm" fo:margin-bottom="0.3cm" fo:text-indent="0cm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top="0cm" fo:margin-bottom="1.3cm"/>
    </style:style>
    <style:style style:name="P15" style:family="paragraph">
      <style:paragraph-properties fo:margin-top="0cm" fo:margin-bottom="1.3cm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Consolas2" fo:font-size="36pt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4" style:family="text">
      <style:text-properties style:font-name="Consolas2" fo:font-size="36pt" style:font-size-asian="36pt" style:font-size-complex="36pt"/>
    </style:style>
    <style:style style:name="T5" style:family="text">
      <style:text-properties style:font-name="Consolas2" fo:font-size="36pt" fo:font-weight="normal" style:font-size-asian="36pt" style:font-weight-asian="normal" style:font-size-complex="36pt" style:font-weight-complex="normal"/>
    </style:style>
    <style:style style:name="T6" style:family="text">
      <style:text-properties style:font-name="Consolas2" fo:font-size="36pt" fo:font-weight="normal" fo:background-color="#ffff00" style:font-size-asian="36pt" style:font-weight-asian="normal" style:font-size-complex="36pt" style:font-weight-complex="normal"/>
    </style:style>
    <style:style style:name="T7" style:family="text">
      <style:text-properties style:font-name="Consolas2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Consolas2" fo:font-size="15pt" style:font-size-asian="15pt" style:font-size-complex="15pt"/>
    </style:style>
    <style:style style:name="T9" style:family="text">
      <style:text-properties style:font-name="Consolas2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Consolas2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onsolas2" fo:font-size="16pt" style:font-size-asian="16pt" style:font-size-complex="16pt"/>
    </style:style>
    <style:style style:name="T13" style:family="text">
      <style:text-properties style:font-name="Consolas2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color="#000000" loext:opacity="100%" style:font-name="Consolas2"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color="#000000" loext:opacity="100%" style:font-name="Consolas2" fo:font-size="26pt" fo:font-weight="normal" fo:background-color="#ff0000" style:font-size-asian="26pt" style:font-weight-asian="normal" style:font-size-complex="26pt" style:font-weight-complex="normal"/>
    </style:style>
    <style:style style:name="T16" style:family="text">
      <style:text-properties fo:color="#000000" loext:opacity="100%" style:font-name="Consolas2" fo:font-size="26pt" fo:font-weight="normal" fo:background-color="#729fcf" style:font-size-asian="26pt" style:font-weight-asian="normal" style:font-size-complex="26pt" style:font-weight-complex="normal"/>
    </style:style>
    <style:style style:name="T17" style:family="text">
      <style:text-properties fo:color="#000000" loext:opacity="100%" style:font-name="Consolas2" fo:font-size="26pt" fo:font-weight="normal" fo:background-color="#ff8000" style:font-size-asian="26pt" style:font-weight-asian="normal" style:font-size-complex="26pt" style:font-weight-complex="normal"/>
    </style:style>
    <style:style style:name="T18" style:family="text">
      <style:text-properties fo:color="#000000" loext:opacity="100%" style:font-name="Consolas2" fo:font-size="26pt" fo:font-weight="normal" fo:background-color="#ffff00" style:font-size-asian="26pt" style:font-weight-asian="normal" style:font-size-complex="26pt" style:font-weight-complex="normal"/>
    </style:style>
    <style:style style:name="T19" style:family="text">
      <style:text-properties style:font-name="Consolas2" fo:font-size="26pt" fo:font-weight="normal" fo:background-color="transparent" style:font-size-asian="26pt" style:font-weight-asian="normal" style:font-size-complex="26pt" style:font-weight-complex="normal"/>
    </style:style>
    <style:style style:name="T20" style:family="text">
      <style:text-properties fo:color="#000000" loext:opacity="100%" style:font-name="Consolas2" fo:font-size="26pt" fo:font-weight="normal" fo:background-color="#00a933" style:font-size-asian="26pt" style:font-weight-asian="normal" style:font-size-complex="26pt" style:font-weight-complex="normal"/>
    </style:style>
    <style:style style:name="T21" style:family="text">
      <style:text-properties fo:font-size="20pt" fo:background-color="#ff0000" style:font-size-asian="20pt" style:font-size-complex="20pt"/>
    </style:style>
    <style:style style:name="T22" style:family="text">
      <style:text-properties fo:font-size="20pt" fo:background-color="#729fcf" style:font-size-asian="20pt" style:font-size-complex="20pt"/>
    </style:style>
    <style:style style:name="T23" style:family="text">
      <style:text-properties fo:font-size="20pt" fo:background-color="#ffff00" style:font-size-asian="20pt" style:font-size-complex="20pt"/>
    </style:style>
    <style:style style:name="T24" style:family="text">
      <style:text-properties fo:font-size="20pt" fo:background-color="#ff8000" style:font-size-asian="20pt" style:font-size-complex="20pt"/>
    </style:style>
    <style:style style:name="T25" style:family="text">
      <style:text-properties fo:font-size="20pt" fo:background-color="#00a933" style:font-size-asian="20pt" style:font-size-complex="20pt"/>
    </style:style>
    <style:style style:name="T26" style:family="text">
      <style:text-properties style:font-name="Consolas2" fo:font-size="18pt" style:font-size-asian="18pt" style:font-size-complex="18pt"/>
    </style:style>
    <style:style style:name="T27" style:family="text">
      <style:text-properties fo:color="#666666" loext:opacity="100%" style:text-outline="false" style:text-line-through-style="none" style:text-line-through-type="none" style:font-name="Ubuntu Light1" fo:font-size="28pt" fo:font-style="normal" fo:text-shadow="none" style:text-underline-style="none" fo:font-weight="250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Consolas2"/>
    </style:style>
    <style:style style:name="T29" style:family="text">
      <style:text-properties fo:background-color="transparent"/>
    </style:style>
    <style:style style:name="T30" style:family="text">
      <style:text-properties fo:color="#000000" loext:opacity="100%" fo:font-weight="normal" fo:background-color="#ff3838" style:font-weight-asian="normal" style:font-weight-complex="normal"/>
    </style:style>
    <style:style style:name="T31" style:family="text">
      <style:text-properties fo:color="#000000" loext:opacity="100%" fo:background-color="#ff3838"/>
    </style:style>
    <style:style style:name="T32" style:family="text">
      <style:text-properties fo:color="#000000" loext:opacity="100%" fo:background-color="#729fcf"/>
    </style:style>
    <style:style style:name="T33" style:family="text">
      <style:text-properties fo:color="#000000" loext:opacity="100%" fo:background-color="#ff8000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fo:background-color="#ffff00"/>
    </style:style>
    <style:style style:name="T36" style:family="text">
      <style:text-properties fo:background-color="#ff8000"/>
    </style:style>
    <style:style style:name="T37" style:family="text">
      <style:text-properties fo:color="#000000" loext:opacity="100%" fo:background-color="#00a933"/>
    </style:style>
    <style:style style:name="T38" style:family="text">
      <style:text-properties fo:background-color="#00a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text-style-name="P1" draw:layer="layout" svg:width="25.199cm" svg:height="1.8cm" svg:x="1.4cm" svg:y="8.8cm" presentation:class="title" presentation:user-transformed="true">
          <draw:text-box>
            <text:p>ZFS Raiders of the Lost File</text:p>
          </draw:text-box>
        </draw:frame>
        <draw:frame presentation:style-name="pr2" draw:text-style-name="P3" draw:layer="layout" svg:width="25.199cm" svg:height="1.4cm" svg:x="1.4cm" svg:y="10.6cm" presentation:class="subtitle" presentation:user-transformed="true">
          <draw:text-box>
            <text:p text:style-name="P2"><text:span text:style-name="T1">Nikolaos Tsapakis, </text:span><text:span text:style-name="T2">LE</text:span><text:span text:style-name="T1">HACK 202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text-style-name="P5" draw:layer="layout" svg:width="25.199cm" svg:height="2.143cm" svg:x="1.4cm" svg:y="4.2cm" presentation:class="title" presentation:user-transformed="true">
          <draw:text-box>
            <text:p>Intro</text:p>
          </draw:text-box>
        </draw:frame>
        <draw:frame presentation:style-name="pr5" draw:text-style-name="P5" draw:layer="layout" svg:width="25.199cm" svg:height="10.493cm" svg:x="1.4cm" svg:y="6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 hot summer day back in 2019</text:p>
              </text:list-item>
              <text:list-item>
                <text:p>an old hard drive</text:p>
              </text:list-item>
              <text:list-item>
                <text:p>a file that I forgot to backup</text:p>
              </text:list-item>
              <text:list-item>
                <text:p>a format process that got interrupted in panic</text:p>
              </text:list-item>
              <text:list-item>
                <text:p>a poem that was brought back to life</text:p>
              </text:list-item>
              <text:list-item>
                <text:p>this is a forensics st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4" draw:text-style-name="P5" draw:layer="layout" svg:width="25.199cm" svg:height="2.143cm" svg:x="1.4cm" svg:y="4.2cm" presentation:class="title" presentation:user-transformed="true">
          <draw:text-box>
            <text:p>The Hard Disk</text:p>
          </draw:text-box>
        </draw:frame>
        <draw:frame presentation:style-name="pr5" draw:text-style-name="P5" draw:layer="layout" svg:width="25.199cm" svg:height="10.493cm" svg:x="1.4cm" svg:y="6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reeBSD image with ZFS filesystem</text:p>
              </text:list-item>
              <text:list-item>
                <text:p>LZ4 compression on</text:p>
              </text:list-item>
              <text:list-item>
                <text:p>compresses files on the fly</text:p>
              </text:list-item>
              <text:list-item>
                <text:p>tried many free recovery tools but in vain</text:p>
              </text:list-item>
              <text:list-item>
                <text:p>recover the file by directly accessing the disk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4" draw:text-style-name="P5" draw:layer="layout" svg:width="25.199cm" svg:height="2.143cm" svg:x="1.4cm" svg:y="4.2cm" presentation:class="title" presentation:user-transformed="true">
          <draw:text-box>
            <text:p>Creating Hard Disk Image</text:p>
          </draw:text-box>
        </draw:frame>
        <draw:frame presentation:style-name="pr5" draw:text-style-name="P5" draw:layer="layout" svg:width="25.199cm" svg:height="10.493cm" svg:x="1.4cm" svg:y="6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drescue /dev/ada0 /media/ada0.backup</text:p>
              </text:list-item>
              <text:list-item>
                <text:p>25 gb of size</text:p>
              </text:list-item>
              <text:list-item>
                <text:p>can now start working on the im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4" draw:text-style-name="P5" draw:layer="layout" svg:width="25.199cm" svg:height="2.143cm" svg:x="1.4cm" svg:y="4.2cm" presentation:class="title" presentation:user-transformed="true">
          <draw:text-box>
            <text:p>The File</text:p>
          </draw:text-box>
        </draw:frame>
        <draw:frame presentation:style-name="pr5" draw:text-style-name="P5" draw:layer="layout" svg:width="25.199cm" svg:height="10.493cm" svg:x="1.4cm" svg:y="6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 remember it was an .rtf file</text:p>
              </text:list-item>
              <text:list-item>
                <text:p>possibly &lt; 64 kb in size</text:p>
              </text:list-item>
              <text:list-item>
                <text:p>ZFS may allocate multiple data blocks for bigger files</text:p>
              </text:list-item>
              <text:list-item>
                <text:p>notice smallest data block as a file grows is close to 65 kb</text:p>
              </text:list-item>
              <text:list-item>
                <text:p>65 kb of compressed space for storing continuous file data</text:p>
              </text:list-item>
              <text:list-item>
                <text:p>only a single block for our file if we are luck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4" draw:text-style-name="P5" draw:layer="layout" svg:width="25.199cm" svg:height="2.143cm" svg:x="1.4cm" svg:y="4.2cm" presentation:class="title" presentation:user-transformed="true">
          <draw:text-box>
            <text:p>The Signature</text:p>
          </draw:text-box>
        </draw:frame>
        <draw:frame presentation:style-name="pr5" draw:text-style-name="P5" draw:layer="layout" svg:width="25.199cm" svg:height="10.493cm" svg:x="1.4cm" svg:y="6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press an .rtf sample file using LZ4</text:p>
              </text:list-item>
              <text:list-item>
                <text:p>check header after compression</text:p>
              </text:list-item>
              <text:list-item>
                <text:p>create signature based on compressed header</text:p>
              </text:list-item>
              <text:list-item>
                <text:p>run signature against image</text:p>
              </text:list-item>
              <text:list-item>
                <text:p text:style-name="P6">verify that signature triggers on .rtf fi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4" draw:text-style-name="P5" draw:layer="layout" svg:width="25.199cm" svg:height="2.143cm" svg:x="1.4cm" svg:y="4.2cm" presentation:class="title" presentation:user-transformed="true">
          <draw:text-box>
            <text:p text:style-name="P7">The Signature</text:p>
          </draw:text-box>
        </draw:frame>
        <draw:frame presentation:style-name="pr5" draw:text-style-name="P10" draw:layer="layout" svg:width="25.199cm" svg:height="10.493cm" svg:x="1.4cm" svg:y="7.5cm" presentation:class="outline" presentation:user-transformed="true">
          <draw:text-box>
            <text:list text:style-name="L2">
              <text:list-header>
                <text:p><text:span text:style-name="T2"/></text:p>
                <text:p text:style-name="P8"><text:span text:style-name="T3">first bytes of rtf sample file</text:span></text:p>
                <text:p text:style-name="P8"><text:span text:style-name="T4"># hexdump -C -n 32 test.rtf</text:span></text:p>
                <text:p text:style-name="P8"><text:span text:style-name="T5">00000000 </text:span><text:span text:style-name="T6">7b 5c 72 74 66 31 5c</text:span><text:span text:style-name="T5"> 61 6e 73 69 5c 61 6e 73 69 {\rtf1\ansi\ansi</text:span></text:p>
                <text:p text:style-name="P8"><text:span text:style-name="T5">00000010 63 70 67 31 32 35 32 5c 64 65 66 66 30 5c 6e 6f cpg1252\deff0\no</text:span></text:p>
                <text:p text:style-name="P8"><text:span text:style-name="T2"/></text:p>
                <text:p text:style-name="P8"><text:span text:style-name="T2"/></text:p>
                <text:p text:style-name="P8"><text:span text:style-name="T3">compress the file</text:span></text:p>
                <text:p text:style-name="P8"><text:span text:style-name="T4"># lz4 test.rtf </text:span></text:p>
                <text:p text:style-name="P8"><text:span text:style-name="T4">Compressed filename will be : test.rtf.lz4 </text:span></text:p>
                <text:p text:style-name="P8"><text:span text:style-name="T4">Compressed 53644 bytes into 6802 bytes ==&gt; 12.68%</text:span></text:p>
                <text:p text:style-name="P8"><text:span text:style-name="T2"/></text:p>
                <text:p text:style-name="P8"><text:span text:style-name="T2"/></text:p>
                <text:p text:style-name="P8"><text:span text:style-name="T3">first bytes of compressed rtf sample file</text:span></text:p>
                <text:p text:style-name="P8"><text:span text:style-name="T4"># hexdump -C -n 32 test.rtf.lz4</text:span></text:p>
                <text:p text:style-name="P8"><text:span text:style-name="T5">00000000 04 22 4d 18 64 40 a7 7f 1a 00 00 b1 </text:span><text:span text:style-name="T6">7b 5c 72 74</text:span><text:span text:style-name="T5"> ."M.d@......{\rt</text:span></text:p>
                <text:p text:style-name="P8"><text:span text:style-name="T5">00000010 </text:span><text:span text:style-name="T6">66 31 5c</text:span><text:span text:style-name="T5"> 61 6e 73 69 05 00 f0 75 63 70 67 31 32 f1\ansi...ucpg12</text:span></text:p>
                <text:p text:style-name="P9"><text:span text:style-name="T7"/></text:p>
                <text:p><text:span text:style-name="T8"/></text:p>
                <text:p><text:span text:style-name="T8"/></text:p>
                <text:p><text:span text:style-name="T8"/></text:p>
                <text:p text:style-name="P7"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4" draw:text-style-name="P5" draw:layer="layout" svg:width="25.199cm" svg:height="2.143cm" svg:x="1.4cm" svg:y="4.2cm" presentation:class="title" presentation:user-transformed="true">
          <draw:text-box>
            <text:p text:style-name="P7">The Signature</text:p>
          </draw:text-box>
        </draw:frame>
        <draw:frame presentation:style-name="pr5" draw:text-style-name="P5" draw:layer="layout" svg:width="25.199cm" svg:height="10.493cm" svg:x="1.4cm" svg:y="7.217cm" presentation:class="outline" presentation:user-transformed="true">
          <draw:text-box>
            <text:list text:style-name="L2">
              <text:list-header>
                <text:p/>
                <text:p text:style-name="P11">rule detect_rtf</text:p>
                <text:p text:style-name="P11">{</text:p>
                <text:p text:style-name="P11">strings:</text:p>
                <text:p text:style-name="P11">$rtf_header = { 7B 5C 72 74 66 31 5C }</text:p>
                <text:p text:style-name="P11">condition:</text:p>
                <text:p text:style-name="P11">$rtf_header</text:p>
                <text:p text:style-name="P11">}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4" draw:text-style-name="P5" draw:layer="layout" svg:width="25.199cm" svg:height="2.143cm" svg:x="1.4cm" svg:y="4.2cm" presentation:class="title" presentation:user-transformed="true">
          <draw:text-box>
            <text:p>The Hunt</text:p>
          </draw:text-box>
        </draw:frame>
        <draw:frame presentation:style-name="pr5" draw:text-style-name="P5" draw:layer="layout" svg:width="25.199cm" svg:height="10.493cm" svg:x="1.4cm" svg:y="6.6cm" presentation:class="outline" presentation:user-transformed="true">
          <draw:text-box>
            <text:list text:style-name="L2">
              <text:list-header>
                <text:p/>
                <text:p text:style-name="P8">yara64.exe -s detect_rtf.yara ada0.backup</text:p>
                <text:p text:style-name="P8"><text:span text:style-name="T9"/></text:p>
                <text:p text:style-name="P8"><text:span text:style-name="T10">Results</text:span></text:p>
                <text:p text:style-name="P8"><text:span text:style-name="T9">0x1456b6005:$rtf_header: 7B 5C 72 74 66 31 5C</text:span></text:p>
                <text:p text:style-name="P8"><text:span text:style-name="T9">0x1666b1005:$rtf_header: 7B 5C 72 74 66 31 5C</text:span></text:p>
                <text:p text:style-name="P8"><text:span text:style-name="T9">0x1666c3005:$rtf_header: 7B 5C 72 74 66 31 5C</text:span></text:p>
                <text:p text:style-name="P8"><text:span text:style-name="T9">0x18991a28e:$rtf_header: 7B 5C 72 74 66 31 5C</text:span></text:p>
                <text:p text:style-name="P8"><text:span text:style-name="T9">0x2c20348fa:$rtf_header: 7B 5C 72 74 66 31 5C</text:span></text:p>
                <text:p text:style-name="P8"><text:span text:style-name="T9">0x5ca004115:$rtf_header: 7B 5C 72 74 66 31 5C</text:span></text:p>
                <text:p><text:span text:style-name="T11"/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4" draw:text-style-name="P5" draw:layer="layout" svg:width="25.199cm" svg:height="2.143cm" svg:x="1.4cm" svg:y="4.2cm" presentation:class="title" presentation:user-transformed="true">
          <draw:text-box>
            <text:p text:style-name="P7">File Data Block</text:p>
          </draw:text-box>
        </draw:frame>
        <draw:frame presentation:style-name="pr5" draw:text-style-name="P5" draw:layer="layout" svg:width="25.199cm" svg:height="10.493cm" svg:x="1.4cm" svg:y="6.6cm" presentation:class="outline" presentation:user-transformed="true">
          <draw:text-box>
            <text:list text:style-name="L2">
              <text:list-header>
                <text:p/>
                <text:p><text:span text:style-name="T12"/></text:p>
                <text:p text:style-name="P9"><text:span text:style-name="T13">1666c2ff2 </text:span><text:span text:style-name="T14">00 00 00 00 00 00 00 </text:span><text:span text:style-name="T15">00 00 00 00 00 00 00</text:span><text:span text:style-name="T14"> </text:span><text:span text:style-name="T16">00 00</text:span><text:span text:style-name="T13"> ................</text:span></text:p>
                <text:p text:style-name="P9"><text:span text:style-name="T13">1666c3002 </text:span><text:span text:style-name="T16">1a 85</text:span><text:span text:style-name="T14"> </text:span><text:span text:style-name="T17">b1</text:span><text:span text:style-name="T14"> </text:span><text:span text:style-name="T18">7b 5c 72 74 66 31 5c</text:span><text:span text:style-name="T14"> </text:span><text:span text:style-name="T17">61 6e 73 69 05 00</text:span><text:span text:style-name="T13"> ...{\rtf1\ansi..</text:span></text:p>
                <text:p text:style-name="P9"><text:span text:style-name="T13">1666c3012 </text:span><text:span text:style-name="T17">f0 75 63 70 67 31 32 35 32 5c 64 65 66 66 30 5c</text:span><text:span text:style-name="T13"> .ucpg1252\deff0\</text:span></text:p>
                <text:p text:style-name="P9"><text:span text:style-name="T13">[</text:span><text:span text:style-name="T19">...</text:span><text:span text:style-name="T13">]</text:span></text:p>
                <text:p text:style-name="P9"><text:span text:style-name="T13">1666c4a72 </text:span><text:span text:style-name="T17">69 6e 93 00 22 20 2a 3b 00 4f 7d 0d 0a 00 01 00</text:span><text:span text:style-name="T13"> in.." *;.O}.....</text:span></text:p>
                <text:p text:style-name="P9"><text:span text:style-name="T13">1666c4a82 </text:span><text:span text:style-name="T17">5c 50</text:span><text:span text:style-name="T14"> </text:span><text:span text:style-name="T20">00 00 00 00</text:span><text:span text:style-name="T14"> 00 00 00 00 00 00 00 00 00 00</text:span><text:span text:style-name="T13"> \P..............</text:span></text:p>
                <text:p text:style-name="P9"><text:span text:style-name="T13">1666c4a92 </text:span><text:span text:style-name="T14">00 00 00 00 00 00 00 00 00 00 00 00 00 00 00 00</text:span><text:span text:style-name="T13"> ................</text:span></text:p>
                <text:p text:style-name="P9"><text:span text:style-name="T8"/></text:p>
                <text:p><text:span text:style-name="T21">xx</text:span><text:span text:style-name="T1"> = missing header</text:span></text:p>
                <text:p><text:span text:style-name="T22">xx</text:span><text:span text:style-name="T1"> = size of compressed data</text:span></text:p>
                <text:p><text:span text:style-name="T23">xx</text:span><text:span text:style-name="T1"> = signature (yara) part of compressed data</text:span></text:p>
                <text:p><text:span text:style-name="T24">xx</text:span><text:span text:style-name="T1"> = compressed data</text:span></text:p>
                <text:p><text:span text:style-name="T25">xx</text:span><text:span text:style-name="T1"> = trailing nulls</text:span></text:p>
                <text:p><text:span text:style-name="T1"/></text:p>
                <text:p><text:span text:style-name="T26"/></text:p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4" draw:text-style-name="P5" draw:layer="layout" svg:width="25.199cm" svg:height="2.143cm" svg:x="1.4cm" svg:y="4.2cm" presentation:class="title" presentation:user-transformed="true">
          <draw:text-box>
            <text:p>Header</text:p>
          </draw:text-box>
        </draw:frame>
        <draw:frame presentation:style-name="pr7" draw:text-style-name="P5" draw:layer="layout" svg:width="25.199cm" svg:height="10.493cm" svg:x="0.301cm" svg:y="6.5cm" presentation:class="outline" presentation:user-transformed="true">
          <draw:text-box>
            <text:list text:style-name="L2">
              <text:list-header>
                <text:p/>
                <text:p/>
                <text:p text:style-name="P12">LZ4 header is missing before the file data block so let’s construct minimal header using RTF specification.</text:p>
                <text:p text:style-name="P12"/>
                <text:p text:style-name="P12">LZ4_Header </text:p>
                <text:p text:style-name="P12">{</text:p>
                <text:p text:style-name="P12"><text:span text:style-name="T27">DWORD MagicNb </text:span><text:span text:style-name="T27"><text:tab/></text:span><text:span text:style-name="T27"> Magic Number</text:span></text:p>
                <text:p text:style-name="P12">BYTE FLG <text:s text:c="17"/>various properties like version, block checksum etc.</text:p>
                <text:p text:style-name="P12">BYTE BD<text:tab/><text:tab/> <text:tab/><text:tab/> block maximum size</text:p>
                <text:p text:style-name="P12">BYTE HC <text:s text:c="19"/>checksum, can be calculated using xxhash on FLG, BD</text:p>
                <text:p text:style-name="P12">}</text:p>
                <text:p text:style-name="P11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4" draw:text-style-name="P5" draw:layer="layout" svg:width="25.199cm" svg:height="2.143cm" svg:x="1.4cm" svg:y="4.2cm" presentation:class="title" presentation:user-transformed="true">
          <draw:text-box>
            <text:p>Header.(dword)MagicNb</text:p>
          </draw:text-box>
        </draw:frame>
        <draw:frame presentation:style-name="pr7" draw:text-style-name="P15" draw:layer="layout" svg:width="25.199cm" svg:height="10.493cm" svg:x="0.301cm" svg:y="6.5cm" presentation:class="outline" presentation:user-transformed="true">
          <draw:text-box>
            <text:list text:style-name="L2">
              <text:list-header>
                <text:p text:style-name="P14"/>
                <text:p text:style-name="P14"/>
                <text:p text:style-name="P14">MagicNb = 0x04 0x22 0x4D 0x18</text:p>
                <text:p text:style-name="P14"/>
                <text:p text:style-name="P14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4" draw:text-style-name="P5" draw:layer="layout" svg:width="25.199cm" svg:height="2.143cm" svg:x="1.4cm" svg:y="4.2cm" presentation:class="title" presentation:user-transformed="true">
          <draw:text-box>
            <text:p>Header.(byte)FLG</text:p>
          </draw:text-box>
        </draw:frame>
        <draw:frame presentation:style-name="pr7" draw:text-style-name="P5" draw:layer="layout" svg:width="25.199cm" svg:height="10.493cm" svg:x="1.4cm" svg:y="6.6cm" presentation:class="outline" presentation:user-transformed="true">
          <draw:text-box>
            <text:list text:style-name="L2">
              <text:list-header>
                <text:p/>
                <text:p>FLG = 0x40 = 01 0 0 0 0 0 0</text:p>
                <text:p>01 : version</text:p>
                <text:p>0 <text:s/>: each block depends on previous ones for decoding</text:p>
                <text:p>0 <text:s/>: no Block checksum in data blocks</text:p>
                <text:p>0 <text:s/>: uncompressed size of data not included within the header</text:p>
                <text:p>0 <text:s/>: no content checksum will be appended after the EoS mark</text:p>
                <text:p>0 <text:s/>: reserved and set to 0</text:p>
                <text:p>0 <text:s/>: no DictID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4" draw:text-style-name="P5" draw:layer="layout" svg:width="25.199cm" svg:height="2.143cm" svg:x="1.4cm" svg:y="4.2cm" presentation:class="title" presentation:user-transformed="true">
          <draw:text-box>
            <text:p>Header.(byte)BD</text:p>
          </draw:text-box>
        </draw:frame>
        <draw:frame presentation:style-name="pr7" draw:text-style-name="P5" draw:layer="layout" svg:width="25.199cm" svg:height="10.493cm" svg:x="1cm" svg:y="7cm" presentation:class="outline" presentation:user-transformed="true">
          <draw:text-box>
            <text:list text:style-name="L2">
              <text:list-header>
                <text:p/>
                <text:p text:style-name="P9">BD = 0x40 = 0 100 0000</text:p>
                <text:p text:style-name="P9"/>
                <text:p text:style-name="P9">100 = 4 = 64 KB of block maximum size</text:p>
                <text:p text:style-name="P9">bits 7 and last 4 bits are reserved thus set to 0</text:p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4" draw:text-style-name="P5" draw:layer="layout" svg:width="25.199cm" svg:height="2.143cm" svg:x="1.4cm" svg:y="4.2cm" presentation:class="title" presentation:user-transformed="true">
          <draw:text-box>
            <text:p>Header.(byte)HC</text:p>
          </draw:text-box>
        </draw:frame>
        <draw:frame presentation:style-name="pr7" draw:text-style-name="P5" draw:layer="layout" svg:width="25.199cm" svg:height="10.493cm" svg:x="1cm" svg:y="7cm" presentation:class="outline" presentation:user-transformed="true">
          <draw:text-box>
            <text:list text:style-name="L2">
              <text:list-header>
                <text:p/>
                <text:p text:style-name="P9">The following python code will generate the HC descriptor checksum :</text:p>
                <text:p text:style-name="P9"/>
                <text:p text:style-name="P9"><text:span text:style-name="T28">import xxhash</text:span></text:p>
                <text:p text:style-name="P9"><text:span text:style-name="T28">FLG = 0x40</text:span></text:p>
                <text:p text:style-name="P9"><text:span text:style-name="T28">BD = 0x40</text:span></text:p>
                <text:p text:style-name="P9"><text:span text:style-name="T28">payload = chr(FLG) + chr(BD) </text:span></text:p>
                <text:p text:style-name="P9"><text:span text:style-name="T28">out = xxhash.xxh32(payload, seed=0).intdigest()</text:span></text:p>
                <text:p text:style-name="P9"><text:span text:style-name="T28">out = hex((out&gt;&gt;8) &amp; 0xFF)</text:span></text:p>
                <text:p text:style-name="P9"><text:span text:style-name="T28">print out</text:span></text:p>
                <text:p text:style-name="P9"/>
                <text:p text:style-name="P9">HC = 0xC0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4" draw:text-style-name="P5" draw:layer="layout" svg:width="25.199cm" svg:height="2.143cm" svg:x="1.4cm" svg:y="4.2cm" presentation:class="title" presentation:user-transformed="true">
          <draw:text-box>
            <text:p>Header + File Data Block</text:p>
          </draw:text-box>
        </draw:frame>
        <draw:frame presentation:style-name="pr7" draw:text-style-name="P5" draw:layer="layout" svg:width="25.199cm" svg:height="10.493cm" svg:x="1cm" svg:y="7cm" presentation:class="outline" presentation:user-transformed="true">
          <draw:text-box>
            <text:list text:style-name="L2">
              <text:list-header>
                <text:p/>
                <text:p><text:span text:style-name="T29">[</text:span><text:span text:style-name="T30">0x04 0x22 0x4D 0x18</text:span><text:span text:style-name="T29">] </text:span><text:span text:style-name="T29"><text:tab/></text:span><text:span text:style-name="T29"><text:tab/></text:span><text:span text:style-name="T29"><text:tab/></text:span><text:span text:style-name="T29">MagicNb</text:span></text:p>
                <text:p><text:span text:style-name="T29">[</text:span><text:span text:style-name="T31">0x40</text:span><text:span text:style-name="T29">] </text:span><text:span text:style-name="T29"><text:tab/></text:span><text:span text:style-name="T29">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FLG</text:span></text:p>
                <text:p><text:span text:style-name="T29">[</text:span><text:span text:style-name="T31">0x40</text:span><text:span text:style-name="T29">]</text:span><text:span text:style-name="T29"><text:tab/></text:span><text:span text:style-name="T29">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BD</text:span></text:p>
                <text:p><text:span text:style-name="T29">[</text:span><text:span text:style-name="T31">0xC0</text:span><text:span text:style-name="T29">]</text:span><text:span text:style-name="T29"><text:tab/></text:span><text:span text:style-name="T29">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HC</text:span></text:p>
                <text:p><text:span text:style-name="T29">[</text:span><text:span text:style-name="T32">0x85 0x1a 0x00 0x00</text:span><text:span text:style-name="T29">]</text:span><text:span text:style-name="T29"><text:tab/></text:span><text:span text:style-name="T29"><text:tab/></text:span><text:span text:style-name="T29"><text:tab/></text:span><text:span text:style-name="T29"><text:tab/></text:span><text:span text:style-name="T29">compressed data size</text:span></text:p>
                <text:p><text:span text:style-name="T29">[</text:span><text:span text:style-name="T33">0xb1</text:span><text:span text:style-name="T34"> </text:span><text:span text:style-name="T35">0x7b 0x5c 0x72 0x74</text:span> <text:span text:style-name="T36">...</text:span><text:span text:style-name="T29">]</text:span><text:span text:style-name="T29"><text:tab/></text:span>compressed data</text:p>
                <text:p><text:span text:style-name="T29">[</text:span><text:span text:style-name="T37">0x00</text:span><text:span text:style-name="T38"> ...</text:span><text:span text:style-name="T29">]</text:span><text:span text:style-name="T29"><text:tab/></text:span><text:span text:style-name="T29">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null(s) trailer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4" draw:text-style-name="P5" draw:layer="layout" svg:width="25.199cm" svg:height="2.143cm" svg:x="1.4cm" svg:y="4.2cm" presentation:class="title" presentation:user-transformed="true">
          <draw:text-box>
            <text:p>The Automation</text:p>
          </draw:text-box>
        </draw:frame>
        <draw:frame presentation:style-name="pr5" draw:text-style-name="P5" draw:layer="layout" svg:width="25.199cm" svg:height="10.493cm" svg:x="1.4cm" svg:y="6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ython script</text:p>
              </text:list-item>
              <text:list-item>
                <text:p>scan the image for files using signature</text:p>
              </text:list-item>
              <text:list-item>
                <text:p>if found then prepend minimal LZ4 header</text:p>
              </text:list-item>
              <text:list-item>
                <text:p>try to decompress (header + file data block)</text:p>
              </text:list-item>
              <text:list-item>
                <text:p>if success then write file o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4" draw:text-style-name="P5" draw:layer="layout" svg:width="25.199cm" svg:height="2.143cm" svg:x="1.4cm" svg:y="4.2cm" presentation:class="title" presentation:user-transformed="true">
          <draw:text-box>
            <text:p>References</text:p>
          </draw:text-box>
        </draw:frame>
        <draw:frame presentation:style-name="pr5" draw:text-style-name="P5" draw:layer="layout" svg:width="25.199cm" svg:height="10.493cm" svg:x="0.5cm" svg:y="6.6cm" presentation:class="outline" presentation:user-transformed="true">
          <draw:text-box>
            <text:list text:style-name="L2">
              <text:list-header>
                <text:p/>
                <text:p>Original paper and scripts :</text:p>
                <text:p><text:a xlink:href="https://github.com/nitsa/zfs" xlink:type="simple">https://github.com/nitsa/zfs</text:a></text:p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" presentation:presentation-page-layout-name="AL1T0">
        <draw:frame presentation:style-name="pr1" draw:text-style-name="P5" draw:layer="layout" svg:width="7.1cm" svg:height="1.8cm" svg:x="10.5cm" svg:y="8.7cm" presentation:class="title" presentation:user-transformed="true">
          <draw:text-box>
            <text:p>Thank you !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adornments="Regular" style:font-family-generic="modern" style:font-pitch="fixed"/>
    <style:font-face style:name="Consolas1" svg:font-family="Consolas" style:font-adornments="Regular" style:font-family-generic="modern" style:font-pitch="variable"/>
    <style:font-face style:name="Consolas2" svg:font-family="Consolas" style:font-family-generic="modern" style:font-pitch="fixed"/>
    <style:font-face style:name="Consolas3" svg:font-family="Consolas" style:font-adornments="Light" style:font-family-generic="modern" style:font-pitch="fixed"/>
    <style:font-face style:name="Consolas4" svg:font-family="Consolas" style:font-adornments="Light" style:font-family-generic="moder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Light2" svg:font-family="'Ubuntu Light'" style:font-adornments="Light" style:font-family-generic="modern" style:font-pitch="variable"/>
    <style:font-face style:name="Ubuntu Medium" svg:font-family="'Ubuntu Medium'" style:font-adornments="Regular" style:font-family-generic="modern" style:font-pitch="variable"/>
    <style:font-face style:name="Ubuntu Medium1" svg:font-family="'Ubuntu Medium'" style:font-pitch="variable"/>
    <style:font-face style:name="Ubuntu Medium2" svg:font-family="'Ubuntu Medium'" style:font-adornments="Regular" style:font-pitch="variable"/>
    <style:font-face style:name="Ubuntu1" svg:font-family="Ubuntu" style:font-adornments="Regular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style:text-outline="false" style:text-line-through-style="none" style:text-line-through-type="none" style:font-name="Ubuntu1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font-name="Ubuntu1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false" style:shrink-to-fit="true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loext:opacity="100%" loext:color-lum-mod="100%" loext:color-lum-off="0%" style:text-outline="false" style:text-line-through-style="none" style:text-line-through-type="none" style:font-name="Ubuntu1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loext:opacity="100%" loext:color-lum-mod="100%" loext:color-lum-off="0%" style:text-outline="false" style:text-line-through-style="none" style:text-line-through-type="none" style:font-name="Ubuntu Light1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loext:opacity="100%" loext:color-lum-mod="100%" loext:color-lum-off="0%" style:font-name="Ubuntu1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false" style:shrink-to-fit="true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loext:opacity="100%" loext:color-lum-mod="100%" loext:color-lum-off="0%" style:text-outline="false" style:text-line-through-style="none" style:text-line-through-type="none" style:font-name="Ubuntu Light1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loext:color-lum-mod="100%" loext:color-lum-off="0%" style:text-outline="false" style:text-line-through-style="none" style:text-line-through-type="none" style:font-name="Ubuntu1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loext:opacity="100%" loext:color-lum-mod="100%" loext:color-lum-off="0%" style:text-outline="false" style:text-line-through-style="none" style:text-line-through-type="none" style:font-name="Ubuntu Medium1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6T11:11:37.995000000</meta:creation-date>
    <meta:editing-duration>PT7H17M29S</meta:editing-duration>
    <meta:editing-cycles>160</meta:editing-cycles>
    <meta:generator>LibreOffice/7.4.2.3$Windows_X86_64 LibreOffice_project/382eef1f22670f7f4118c8c2dd222ec7ad009daf</meta:generator>
    <dc:date>2023-07-03T12:39:33.136000000</dc:date>
    <meta:document-statistic meta:object-count="107"/>
  </office:meta>
</office:document-meta>
</file>